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25in" style:auto-text-indent="false"/>
    </style:style>
    <style:style style:name="P2" style:family="paragraph" style:parent-style-name="Header">
      <style:paragraph-properties>
        <style:tab-stops>
          <style:tab-stop style:position="3.4283in" style:type="right"/>
        </style:tab-stops>
      </style:paragraph-properties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>
        <style:tab-stops>
          <style:tab-stop style:position="3.5437in"/>
          <style:tab-stop style:position="6.2681in" style:type="right"/>
        </style:tab-stops>
      </style:paragraph-properties>
    </style:style>
    <style:style style:name="P5" style:family="paragraph" style:parent-style-name="Questions" style:list-style-name="WWNum1">
      <style:paragraph-properties fo:margin-left="0in" fo:margin-right="0in" fo:text-indent="-0.5in" style:auto-text-indent="false"/>
    </style:style>
    <style:style style:name="P6" style:family="paragraph" style:parent-style-name="Questions" style:list-style-name="WWNum1" style:master-page-name="Standard">
      <style:paragraph-properties fo:margin-left="0in" fo:margin-right="0in" fo:text-indent="-0.5in" style:auto-text-indent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transform="uppercase" fo:color="#ffffff"/>
    </style:style>
    <style:style style:name="T4" style:family="text">
      <style:text-properties fo:text-transform="uppercase" fo:color="#ffffff"/>
    </style:style>
    <style:style style:name="T5" style:family="text">
      <style:text-properties fo:color="#7f7f7f" fo:letter-spacing="0.0417in"/>
    </style:style>
    <style:style style:name="T6" style:family="text">
      <style:text-properties fo:color="#7f7f7f" style:text-scale="200%"/>
    </style:style>
    <style:style style:name="T7" style:family="text">
      <style:text-properties fo:color="#7f7f7f" fo:font-size="5pt" fo:letter-spacing="0.0417in" style:font-size-asian="5pt"/>
    </style:style>
    <style:style style:name="T8" style:family="text">
      <style:text-properties fo:color="#7f7f7f" fo:font-size="5pt" fo:letter-spacing="0.0417in" style:font-size-asian="5pt"/>
    </style:style>
    <style:style style:name="T9" style:family="text">
      <style:text-properties fo:color="#7f7f7f" fo:font-size="5pt" style:font-size-asian="5pt"/>
    </style:style>
    <style:style style:name="T10" style:family="text">
      <style:text-properties fo:color="#7f7f7f" fo:font-size="10pt" fo:font-weight="bold" style:font-size-asian="10pt" style:font-weight-asian="bold"/>
    </style:style>
    <style:style style:name="T11" style:family="text">
      <style:text-properties fo:color="#7f7f7f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22067613045776893" text:style-name="WWNum1">
        <text:list-item>
          <text:p text:style-name="P6">What is the output of the following code?</text:p>
        </text:list-item>
      </text:list>
      <text:p text:style-name="Code">def quest(x):</text:p>
      <text:p text:style-name="Code"><text:s text:c="4"/>x[0], x[1] = x[0] + “ Johri”, x[1] + “ Gupta”</text:p>
      <text:p text:style-name="Code"><text:s text:c="4"/>return id(x)</text:p>
      <text:p text:style-name="Code"/>
      <text:p text:style-name="Code">q = [“mayank”, “Manish”]</text:p>
      <text:p text:style-name="Code">print(id(q) == quest(q))</text:p>
      <text:p text:style-name="P1">a) True<text:tab/><text:tab/><text:tab/>b) False<text:tab/><text:tab/><text:tab/>c) None<text:tab/><text:tab/><text:tab/>d) error</text:p>
      <text:list xml:id="list184416048165145" text:continue-numbering="true" text:style-name="WWNum1">
        <text:list-item>
          <text:p text:style-name="P5">Function f(x) have no `return`, what value is thrown by it when executed in python shell?</text:p>
        </text:list-item>
      </text:list>
      <text:p text:style-name="P1">a) Int<text:tab/>b) bool<text:tab/><text:tab/>c) void<text:tab/><text:tab/><text:tab/>d) None</text:p>
      <text:list xml:id="list184417456569985" text:continue-numbering="true" text:style-name="WWNum1">
        <text:list-item>
          <text:p text:style-name="P5">Which of the following is invalid?</text:p>
        </text:list-item>
      </text:list>
      <text:p text:style-name="P1">a) _a = 1<text:tab/>b) __a = 1<text:tab/>c) corr&amp;test = 1<text:tab/><text:tab/>d) None</text:p>
      <text:list xml:id="list184417097851940" text:continue-numbering="true" text:style-name="WWNum1">
        <text:list-item>
          <text:p text:style-name="P5">Which of the following is an invalid statement?</text:p>
        </text:list-item>
      </text:list>
      <text:p text:style-name="Standard"><text:span text:style-name="T1">a)</text:span> abc = 1,000,000<text:tab/><text:span text:style-name="T1">b)</text:span> a b c = 10 20 30<text:tab/><text:span text:style-name="T1">c)</text:span> a,b,c = 10, 20, 30 <text:s text:c="3"/><text:span text:style-name="T1">d)</text:span> a_b_c = 1,000,000</text:p>
      <text:list xml:id="list184417745534079" text:continue-numbering="true" text:style-name="WWNum1">
        <text:list-item>
          <text:p text:style-name="P5">Following set of commands are executed, what will be the output of `print`?</text:p>
        </text:list-item>
      </text:list>
      <text:p text:style-name="Code">str="hello"</text:p>
      <text:p text:style-name="Code">print(str[-1:2])</text:p>
      <text:p text:style-name="Standard"/>
      <text:list xml:id="list184416678604711" text:continue-numbering="true" text:style-name="WWNum1">
        <text:list-item>
          <text:p text:style-name="P5">What is the return type of function `id`</text:p>
        </text:list-item>
      </text:list>
      <text:p text:style-name="Standard"/>
      <text:list xml:id="list184416146442627" text:continue-numbering="true" text:style-name="WWNum1">
        <text:list-item>
          <text:p text:style-name="P5">What command is used to install a third party module from internet</text:p>
        </text:list-item>
      </text:list>
      <text:p text:style-name="Standard"/>
      <text:list xml:id="list184416765804492" text:continue-numbering="true" text:style-name="WWNum1">
        <text:list-item>
          <text:p text:style-name="P5">What will be the output of the following code?</text:p>
        </text:list-item>
      </text:list>
      <text:p text:style-name="Code">print(“\’This<text:span text:style-name="HTML_20_Code">\n</text:span>$is$funny$$<text:span text:style-name="HTML_20_Code">\b</text:span>text\tand$is$good$for$testing\’.”)</text:p>
      <text:p text:style-name="List_20_Paragraph"/>
      <text:list xml:id="list184416574577205" text:continue-numbering="true" text:style-name="WWNum1">
        <text:list-item>
          <text:p text:style-name="P5">Which of the operators <text:span text:style-name="T1">{ + * - in }</text:span> can be used with strings?</text:p>
        </text:list-item>
      </text:list>
      <text:p text:style-name="Standard"/>
      <text:list xml:id="list184417257346426" text:continue-numbering="true" text:style-name="WWNum1">
        <text:list-item>
          <text:p text:style-name="P5">What is the output when following statement is executed?</text:p>
        </text:list-item>
      </text:list>
      <text:p text:style-name="Code">print(‘Mayank ’ <text:s/>‘Johri’ ‘.’)</text:p>
      <text:p text:style-name="Standard"/>
      <text:list xml:id="list184416164654503" text:continue-numbering="true" text:style-name="WWNum1">
        <text:list-item>
          <text:p text:style-name="P5">What is the output of the following statement?</text:p>
        </text:list-item>
      </text:list>
      <text:p text:style-name="Code"><text:soft-page-break/>str='Manish Gupta'</text:p>
      <text:p text:style-name="Code">print(str.rfind('a'))</text:p>
      <text:p text:style-name="Standard"/>
      <text:list xml:id="list184417221804868" text:continue-numbering="true" text:style-name="WWNum1">
        <text:list-item>
          <text:p text:style-name="P5">What is the output</text:p>
        </text:list-item>
      </text:list>
      <text:p text:style-name="Code">name = ' aalok Narkhede'</text:p>
      <text:p text:style-name="Code">print(name.replace('a','K',2))</text:p>
      <text:p text:style-name="Standard"/>
      <text:list xml:id="list184416594799323" text:continue-numbering="true" text:style-name="WWNum1">
        <text:list-item>
          <text:p text:style-name="P5">What all ways one can find the length of a string in python</text:p>
        </text:list-item>
      </text:list>
      <text:p text:style-name="Standard"><text:bookmark text:name="_GoBack"/></text:p>
      <text:list xml:id="list184417771790874" text:continue-numbering="true" text:style-name="WWNum1">
        <text:list-item>
          <text:p text:style-name="P5">What is the output of the following code?</text:p>
        </text:list-item>
      </text:list>
      <text:p text:style-name="Code">print(‘roshan Musheer’.capitalize())</text:p>
      <text:p text:style-name="Standard"/>
      <text:list xml:id="list184417721231028" text:continue-numbering="true" text:style-name="WWNum1">
        <text:list-item>
          <text:p text:style-name="P5"><text:s/>What is the output of the following code?</text:p>
        </text:list-item>
      </text:list>
      <text:p text:style-name="Code">str='Prashant Bandiwadekar'</text:p>
      <text:p text:style-name="Code">str[8]='-'</text:p>
      <text:p text:style-name="Code">print (str)</text:p>
      <text:list xml:id="list184416859285725" text:continue-numbering="true" text:style-name="WWNum1">
        <text:list-item>
          <text:p text:style-name="P5">What is the output of the following code?</text:p>
        </text:list-item>
      </text:list>
      <text:p text:style-name="Code">class A:</text:p>
      <text:p text:style-name="Code"><text:s text:c="4"/>def __init__(self):</text:p>
      <text:p text:style-name="Code"><text:s text:c="8"/>self.x = 1</text:p>
      <text:p text:style-name="Code"><text:s text:c="8"/>self.__y = 1</text:p>
      <text:p text:style-name="Code"><text:s/></text:p>
      <text:p text:style-name="Code"><text:s text:c="4"/>def getY(self):</text:p>
      <text:p text:style-name="Code"><text:s text:c="8"/>return self.__y</text:p>
      <text:p text:style-name="Code">a = A()</text:p>
      <text:p text:style-name="Code">a.x = 45</text:p>
      <text:p text:style-name="Code">print(a.x) </text:p>
      <text:list xml:id="list184417550865853" text:continue-numbering="true" text:style-name="WWNum1">
        <text:list-item>
          <text:p text:style-name="P5"><text:s/>What is the output of the following code?</text:p>
        </text:list-item>
      </text:list>
      <text:p text:style-name="Code">class A:</text:p>
      <text:p text:style-name="Code"><text:s text:c="4"/>def __str__(self):</text:p>
      <text:p text:style-name="Code"><text:s text:c="8"/>return("K.V. Pauly")</text:p>
      <text:p text:style-name="Code"/>
      <text:p text:style-name="Code">class B(A):</text:p>
      <text:p text:style-name="Code"><text:s text:c="4"/>def __init__(self):</text:p>
      <text:p text:style-name="Code"><text:s text:c="8"/>super().__init__()</text:p>
      <text:p text:style-name="Code"/>
      <text:p text:style-name="Code">class C(B):</text:p>
      <text:p text:style-name="Code"><text:s text:c="4"/>def __init__(self):</text:p>
      <text:p text:style-name="Code"><text:s text:c="8"/>super().__init__()</text:p>
      <text:p text:style-name="Code"/>
      <text:p text:style-name="Code">def main():</text:p>
      <text:p text:style-name="Code"><text:s text:c="4"/>a = A()</text:p>
      <text:p text:style-name="Code"><text:s text:c="4"/>b = B()</text:p>
      <text:p text:style-name="Code"><text:s text:c="4"/>c = C()</text:p>
      <text:p text:style-name="Code"><text:s text:c="4"/>print(a, b, c)</text:p>
      <text:p text:style-name="Code"/>
      <text:p text:style-name="Code">main()</text:p>
      <text:p text:style-name="Standard"/>
      <text:list xml:id="list184417594108067" text:continue-numbering="true" text:style-name="WWNum1">
        <text:list-item>
          <text:p text:style-name="P5"><text:soft-page-break/>What is the output of the following?</text:p>
        </text:list-item>
      </text:list>
      <text:p text:style-name="Code">class A:</text:p>
      <text:p text:style-name="Code"><text:s text:c="4"/>def __init__(self, a = 10, b = 20):</text:p>
      <text:p text:style-name="Code"><text:s text:c="8"/>self.a = a</text:p>
      <text:p text:style-name="Code"><text:s text:c="8"/>self.b = b</text:p>
      <text:p text:style-name="Code"/>
      <text:p text:style-name="Code"><text:s text:c="4"/>def __str__(self):</text:p>
      <text:p text:style-name="Code"><text:s text:c="8"/>return"A"</text:p>
      <text:p text:style-name="Code"/>
      <text:p text:style-name="Code"><text:s text:c="4"/>def __eq__(self, other):</text:p>
      <text:p text:style-name="Code"><text:s text:c="8"/>return self.a * self.b == other.a * other.b</text:p>
      <text:p text:style-name="Code"/>
      <text:p text:style-name="Code">def main():</text:p>
      <text:p text:style-name="Code"><text:s text:c="4"/>x = A(10, 20)</text:p>
      <text:p text:style-name="Code"><text:s text:c="4"/>y = A()</text:p>
      <text:p text:style-name="Code"><text:s text:c="4"/>print(x == y)</text:p>
      <text:p text:style-name="Code"/>
      <text:p text:style-name="Code">main()</text:p>
      <text:list xml:id="list184415908553986" text:continue-numbering="true" text:style-name="WWNum1">
        <text:list-item>
          <text:p text:style-name="P5">Find the length of string “name” without using any in-built function</text:p>
        </text:list-item>
      </text:list>
      <text:p text:style-name="Code">Name = “Viswanathan, Karthik”</text:p>
      <text:p text:style-name="Code"/>
      <text:p text:style-name="Code"/>
      <text:p text:style-name="Code"/>
      <text:p text:style-name="Code"/>
      <text:p text:style-name="Code"/>
      <text:p text:style-name="Code"/>
      <text:list xml:id="list184416571570972" text:continue-numbering="true" text:style-name="WWNum1">
        <text:list-item>
          <text:p text:style-name="P5">What is the output of the following?</text:p>
        </text:list-item>
      </text:list>
      <text:p text:style-name="Code">d = {"Mayank":40, "Aalok":35}</text:p>
      <text:p text:style-name="Code">print(list(d))</text:p>
      <text:p text:style-name="Standard"/>
      <text:list xml:id="list184416459117474" text:continue-numbering="true" text:style-name="WWNum1">
        <text:list-item>
          <text:p text:style-name="P5">What is the output of the following?</text:p>
        </text:list-item>
      </text:list>
      <text:p text:style-name="Code">def factorial(n):</text:p>
      <text:p text:style-name="Code"><text:tab/>return n * factorial(n - 1)</text:p>
      <text:p text:style-name="Code"/>
      <text:p text:style-name="Code">factorial (1)</text:p>
      <text:list xml:id="list184416808996979" text:continue-numbering="true" text:style-name="WWNum1">
        <text:list-item>
          <text:p text:style-name="P5">What is the output of the following?</text:p>
        </text:list-item>
      </text:list>
      <text:p text:style-name="Code">x = True</text:p>
      <text:p text:style-name="Code">y = False</text:p>
      <text:p text:style-name="Code">z = False</text:p>
      <text:p text:style-name="Code"/>
      <text:p text:style-name="Code">if not x or y:</text:p>
      <text:p text:style-name="Code"><text:tab/>print (“Mayank”)</text:p>
      <text:p text:style-name="Code">elif not x or not y and z:</text:p>
      <text:p text:style-name="Code"><text:s text:c="2"/>print (“Aalok”)</text:p>
      <text:p text:style-name="Code">elif not x or y or not y and x:</text:p>
      <text:p text:style-name="Code"><text:s text:c="2"/>print (“Manish Gupta”)</text:p>
      <text:p text:style-name="Code">else:</text:p>
      <text:p text:style-name="Code"><text:s text:c="2"/>print (“Gajendra Bandi”)</text:p>
      <text:p text:style-name="Standard"/>
      <text:list xml:id="list184417076853033" text:continue-numbering="true" text:style-name="WWNum1">
        <text:list-item>
          <text:p text:style-name="P5">Write a function to check “Strong Number”. <text:span text:style-name="T1">Strong Numbers</text:span> are the numbers whose sum of factorial of digits is equal to the original nu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Code" style:family="paragraph" style:parent-style-name="Standard" style:default-outline-level="">
      <loext:graphic-properties draw:fill="solid" draw:fill-color="#e2efd9"/>
      <style:paragraph-properties fo:margin-top="0in" fo:margin-bottom="0in" loext:contextual-spacing="false" fo:line-height="100%" fo:background-color="#e2efd9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family="Consolas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estions" style:family="paragraph" style:parent-style-name="Normal_20__28_Web_29_" style:default-outline-level="">
      <loext:graphic-properties draw:fill="solid" draw:fill-color="#f2f2f2"/>
      <style:paragraph-properties fo:margin-left="0in" fo:margin-right="0in" fo:text-indent="-0.5in" style:auto-text-indent="false" fo:background-color="#f2f2f2">
        <style:tab-stops>
          <style:tab-stop style:position="0.5909in"/>
        </style:tab-stops>
      </style:paragraph-properties>
      <style:text-properties style:font-name="Calibri" fo:font-family="Calibri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nu0" style:family="text" style:parent-style-name="Default_20_Paragraph_20_Font"/>
    <style:style style:name="sy0" style:family="text" style:parent-style-name="Default_20_Paragraph_20_Font"/>
    <style:style style:name="st0" style:family="text" style:parent-style-name="Default_20_Paragraph_20_Font"/>
    <style:style style:name="kw2" style:family="text" style:parent-style-name="Default_20_Paragraph_20_Fon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size="9pt" fo:background-color="#e2efd9" style:font-name-asian="Times New Roman1" style:font-family-asian="'Times New Roman'" style:font-family-generic-asian="system" style:font-pitch-asian="variable" style:font-size-asian="9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sy1" style:family="text" style:parent-style-name="Default_20_Paragraph_20_Font"/>
    <style:style style:name="Normal_20__28_Web_29__20_Char" style:display-name="Normal (Web)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Questions_20_Char" style:display-name="Questions Char" style:family="text" style:parent-style-name="Normal_20__28_Web_29__20_Char">
      <style:text-properties style:font-name="Times New Roman" fo:font-family="'Times New Roman'" style:font-family-generic="roman" style:font-pitch="variable" fo:font-size="10pt" fo:background-color="#f2f2f2" style:font-name-asian="Times New Roman1" style:font-family-asian="'Times New Roman'" style:font-family-generic-asian="system" style:font-pitch-asian="variable" style:font-size-asian="10pt" style:language-asian="en" style:country-asian="IN" style:font-name-complex="Times New Roman1" style:font-family-complex="'Times New Roman'" style:font-family-generic-complex="system" style:font-pitch-complex="variable" style:font-size-complex="10pt"/>
    </style:style>
    <style:style style:name="sy4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prefix="Q.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681in" style:rel-width="100%" fo:margin-top="0in" fo:margin-bottom="0in" table:align="right" fo:background-color="#ed7d31" style:writing-mode="lr-tb">
        <style:background-image/>
      </style:table-properties>
    </style:style>
    <style:style style:name="Table1.A" style:family="table-column">
      <style:table-column-properties style:column-width="2.4257in" style:rel-column-width="25362*"/>
    </style:style>
    <style:style style:name="Table1.B" style:family="table-column">
      <style:table-column-properties style:column-width="3.8424in" style:rel-column-width="401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d7d31" fo:padding="0.0799in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3.4283in" style:type="right"/>
        </style:tab-stops>
      </style:paragraph-properties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</style:style>
    <style:style style:name="MP3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>
        <style:tab-stops>
          <style:tab-stop style:position="3.5437in"/>
          <style:tab-stop style:position="6.2681in" style:type="right"/>
        </style:tab-stops>
      </style:paragraph-properties>
    </style:style>
    <style:style style:name="MT1" style:family="text">
      <style:text-properties fo:text-transform="uppercase" fo:color="#ffffff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7f7f7f" fo:letter-spacing="0.0417in"/>
    </style:style>
    <style:style style:name="MT4" style:family="text">
      <style:text-properties fo:color="#7f7f7f" style:text-scale="200%"/>
    </style:style>
    <style:style style:name="MT5" style:family="text">
      <style:text-properties fo:color="#7f7f7f" fo:font-size="5pt" fo:letter-spacing="0.0417in" style:font-size-asian="5pt"/>
    </style:style>
    <style:style style:name="MT6" style:family="text">
      <style:text-properties fo:color="#7f7f7f" fo:font-size="5pt" style:font-size-asian="5pt"/>
    </style:style>
    <style:style style:name="MT7" style:family="text">
      <style:text-properties fo:color="#7f7f7f" fo:font-size="10pt" fo:font-weight="bold" style:font-size-asian="10pt" style:font-weight-asian="bold"/>
    </style:style>
    <style:style style:name="MT8" style:family="text">
      <style:text-properties fo:color="#7f7f7f" fo:font-size="10pt" style:font-size-asian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MT1">Questionnaire – Basic Python</text:span></text:p>
            </table:table-cell>
            <table:table-cell table:style-name="Table1.A1" office:value-type="string">
              <text:p text:style-name="MP1"><text:span text:style-name="MT1">Date: 11 May 2017</text:span><text:tab/><text:span text:style-name="MT1">Duration: 60 Mins <text:s/></text:span></text:p>
            </table:table-cell>
          </table:table-row>
        </table:table>
        <text:p text:style-name="Header"/>
      </style:header>
      <style:footer>
        <text:p text:style-name="MP2">Page <text:span text:style-name="MT2"><text:page-number style:num-format="1" text:select-page="current">3</text:page-number></text:span> of <text:span text:style-name="MT2"><text:page-count style:num-format="1">3</text:page-count></text:span><text:span text:style-name="MT3">,<text:tab/> </text:span><text:span text:style-name="MT4">Mayank Johri</text:span><text:span text:style-name="MT5"> </text:span><text:span text:style-name="MT5"><text:tab/></text:span><text:span text:style-name="MT6">QUES-PythonBasics-10May2017-Mayank</text:span></text:p>
        <text:p text:style-name="MP3"><text:span text:style-name="MT7">Name</text:span><text:span text:style-name="MT8">:<text:tab/></text:span><text:span text:style-name="MT7">ID</text:span><text:span text:style-name="MT8">: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estionnaire – Basic Python</dc:title>
    <dc:subject>Python</dc:subject>
    <meta:initial-creator>Mayank Johri</meta:initial-creator>
    <meta:keyword>QUES-PythonBasics-10May2017-Mayank</meta:keyword>
    <meta:editing-cycles>124</meta:editing-cycles>
    <meta:print-date>2017-05-11T04:15:00</meta:print-date>
    <meta:creation-date>2017-05-04T23:53:00</meta:creation-date>
    <dc:date>2017-10-03T18:44:15.418263584</dc:date>
    <meta:editing-duration>PT4H36M33S</meta:editing-duration>
    <meta:generator>LibreOffice/5.2.7.2$Linux_X86_64 LibreOffice_project/20m0$Build-2</meta:generator>
    <meta:document-statistic meta:table-count="1" meta:image-count="0" meta:object-count="0" meta:page-count="3" meta:paragraph-count="103" meta:word-count="543" meta:character-count="3046" meta:non-whitespace-character-count="2448"/>
    <meta:user-defined meta:name="AppVersion">16.0000</meta:user-defined>
    <meta:user-defined meta:name="Company">Mayank Jo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Questions, Python</meta:user-defined>
    <meta:template xlink:type="simple" xlink:actuate="onRequest" xlink:title="Normal.dotm" xlink:href=""/>
  </office:meta>
</office:document-meta>
</file>